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8</text:p>
      <text:p text:style-name="Standard">c) Aunque debería ser div &gt;p</text:p>
      <text:p text:style-name="Standard">3.9</text:p>
      <text:p text:style-name="Standard">b)</text:p>
      <text:p text:style-name="Standard">3.10</text:p>
      <text:p text:style-name="Standard">c)</text:p>
      <text:p text:style-name="Standard">3.11</text:p>
      <text:p text:style-name="Standard">b)</text:p>
      <text:p text:style-name="Standard">3.12</text:p>
      <text:p text:style-name="Standard">a)</text:p>
      <text:p text:style-name="Standard">3.13</text:p>
      <text:p text:style-name="Standard">d)</text:p>
      <text:p text:style-name="Standard">3.14</text:p>
      <text:p text:style-name="Standard">b)</text:p>
      <text:p text:style-name="Standard">3.15</text:p>
      <text:p text:style-name="Standard">d)</text:p>
      <text:p text:style-name="Standard">3.16</text:p>
      <text:p text:style-name="Standard">d)</text:p>
      <text:p text:style-name="Standard">3.17</text:p>
      <text:p text:style-name="Standard">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gl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gl" fo:country="E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wMP - Baños Ogando, Alejandro Manuel</meta:initial-creator>
    <dc:creator>Alejandro Baños Ogando</dc:creator>
    <meta:editing-cycles>1</meta:editing-cycles>
    <meta:creation-date>2022-11-11T18:24:00</meta:creation-date>
    <dc:date>2022-11-11T19:34:22.90</dc:date>
    <meta:editing-duration>PT5S</meta:editing-duration>
    <meta:generator>OpenOffice/4.1.12$Win32 OpenOffice.org_project/4112m1$Build-9809</meta:generator>
    <meta:document-statistic meta:table-count="0" meta:image-count="0" meta:object-count="0" meta:page-count="1" meta:paragraph-count="20" meta:word-count="25" meta:character-count="84"/>
    <meta:user-defined meta:name="AppVersion">14.0000</meta:user-defined>
    <meta:user-defined meta:name="Company">IES San Clemen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